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T1" style:family="text">
      <style:text-properties style:font-name="Courier"/>
    </style:style>
  </office:automatic-styles>
  <office:body>
    <office:text>
      <text:p text:style-name="Heading 1">OpenCMN</text:p>
      <text:p text:style-name="Heading 2">About</text:p>
      <text:p text:style-name="Normal"><text:a xlink:href="http://www.opencpn.org/">OpenCPN</text:a> is a free software project to create a concise chart plotter and navigation software for use as an underway or planning tool. </text:p>
      <text:p text:style-name="Normal">Current features: </text:p>
      <text:p text:style-name="Plain Text"><text:line-break/>* GPS/GPSD Postition Input<text:line-break/>* BSB Raster Chart Display<text:line-break/>* S57 Vector ENC Chart Display<text:line-break/>* C-MAP Vector Chart Display (CM93/2)<text:line-break/>* AIS Input Decoding<text:line-break/>* Waypoint / Autopilot Navigation<text:line-break/>* International Language Support<text:line-break/>* Cross-platform support<text:line-break/>* Grib Weather Overlay<text:line-break/></text:p>
      <text:p text:style-name="Normal">Homepage</text:p>
      <text:p text:style-name="Normal"><text:a xlink:href="http://www.opencpn.org/">http://www.opencpn.org</text:a> </text:p>
      <text:p text:style-name="Normal">License</text:p>
      <text:p text:style-name="Normal">GNU General Public License (GPL) version 2 </text:p>
      <text:p text:style-name="Heading 2">Running</text:p>
      <text:p text:style-name="Heading 3">Setting up your charts</text:p>
      <text:p text:style-name="Normal">Before running OpenCPN on the LiveDVD you should activate the sample data. To do this open a Terminal from the main Applications menu and run "<text:span text:style-name="T1">opencpn_noaa_agreement.sh</text:span>" at the command prompt. </text:p>
      <text:p text:style-name="Normal">You can download additional US nautical charts from NOAA at <text:a xlink:href="http://www.charts.noaa.gov/">http://www.charts.noaa.gov/</text:a> </text:p>
      <text:p text:style-name="Heading 3">Setting up your GPS</text:p>
      <text:p text:style-name="Normal">If you have a GPS connected you will want to start the gpsd service. To do that run: </text:p>
      <text:p text:style-name="Plain Text"><text:line-break/> <text:s/>sudo dpkg-reconfigure gpsd<text:line-break/></text:p>
      <text:p text:style-name="Normal">and </text:p>
      <text:p text:style-name="Plain Text"><text:line-break/> <text:s/>sudo /etc/init.d/gpsd start<text:line-break/></text:p>
      <text:p text:style-name="Normal">BlueTooth GPS users should take special care to read up about the no-probe option. (for this reason we have not started gpsd automatically) <text:line-break/><text:line-break/>• 'xgps' is a good program to check that Gpsd can see your GPS ok. <text:line-break/></text:p>
      <text:p text:style-name="Normal">Documentation</text:p>
      <text:p text:style-name="Normal">Documentation is available from the <text:a xlink:href="file:///usr/local/share/opencpn/doc/help.html">Help menu</text:a>, or online at <text:a xlink:href="http://www.opencpn.org/docwiki">http://www.opencpn.org/docwiki</text:a>. </text:p>
      <text:p text:style-name="Normal">•<text:a xlink:href="file:///usr/local/share/opencpn/doc/tips.html">Getting started tips</text:a> 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Courier New"/>
    <style:font-face style:name="Liberation Sans" svg:font-family="Liberation Sans"/>
    <style:font-face style:name="Liberation Serif" svg:font-family="Liberation Serif"/>
  </office:font-face-decls>
  <office:styles>
    <style:style style:name="Plain Text" style:family="paragraph" style:parent-style-name="Normal">
      <style:text-properties style:font-name="Courier New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3" style:family="paragraph" style:parent-style-name="Normal" style:next-style-name="Normal">
      <style:paragraph-properties fo:margin-top="22pt" fo:margin-bottom="3pt" fo:keep-with-next="auto"/>
      <style:text-properties style:font-name="Liberation Sans" fo:font-size="12pt" fo:font-weight="bold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